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Objetivo del proyecto:<text:s/></text:p>
      <text:p text:style-name="Normal">Realizar un software de análisis de riesgo<text:s/>que<text:s/><text:s/>controle el <text:s text:c="2"/>estudio de los puestos de trabajo, asegurando la comunicación de todos los riesgos que se presentan a la salud de los trabajadores y de los clientes relacionados con las tareas que se desarrollan en las instalaciones de la<text:s/>empresa y<text:s/>con los productos.</text:p>
      <text:p text:style-name="Normal"/>
      <text:p text:style-name="Normal">Integrantes <text:s/></text:p>
      <text:p text:style-name="Normal">24181, de la cruz sebastian.</text:p>
      <text:p text:style-name="Normal">25472, Dominguez Agustin</text:p>
      <text:p text:style-name="Normal">21970, Rey Maximiliano</text:p>
      <text:p text:style-name="Normal">26158, German Rodrigo</text:p>
      <text:p text:style-name="Normal"/>
      <text:p text:style-name="Normal">Temas:</text:p>
      <text:p text:style-name="Normal">Sistema de análisis de riesgo de instalaciones de empresa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de la cruz</meta:initial-creator>
    <dc:creator>sebastian de la cruz</dc:creator>
    <meta:creation-date>2022-09-01T15:01:00Z</meta:creation-date>
    <dc:date>2022-09-01T15:15:00Z</dc:date>
    <meta:template xlink:href="Normal.dotm" xlink:type="simple"/>
    <meta:editing-cycles>1</meta:editing-cycles>
    <meta:editing-duration>PT720S</meta:editing-duration>
    <meta:document-statistic meta:page-count="1" meta:paragraph-count="1" meta:word-count="80" meta:character-count="519" meta:row-count="3" meta:non-whitespace-character-count="440"/>
  </office:meta>
</office:document-meta>
</file>